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Arial1" fo:font-size="11pt" style:font-size-asian="11pt" style:font-size-complex="11pt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
        <text:span text:style-name="Absatz-Standardschriftart">
          <text:text-input text:description="JOOScript">${bodytemplate}</text:text-input>
        </text:span>
     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02:02:12.433627551</meta:creation-date>
    <dc:date>2020-07-20T02:02:57.439907720</dc:date>
    <meta:editing-duration>PT45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7"/>
    <meta:generator>LibreOffice/7.0.0.0.beta2$Linux_X86_64 LibreOffice_project/00$Build-0</meta:generator>
  </office:meta>
</office:document-meta>
</file>